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text-indent="0cm" style:auto-text-indent="false"/>
      <style:text-properties officeooo:rsid="000d6ee5" officeooo:paragraph-rsid="000d6ee5"/>
    </style:style>
    <style:style style:name="P2" style:family="paragraph" style:parent-style-name="Standard">
      <style:paragraph-properties fo:margin-left="0cm" fo:margin-right="0cm" fo:line-height="150%" fo:text-align="center" style:justify-single-word="false" fo:text-indent="0cm" style:auto-text-indent="false"/>
      <style:text-properties fo:font-weight="bold" officeooo:rsid="000d6ee5" officeooo:paragraph-rsid="000d6ee5" style:font-weight-asian="bold" style:font-weight-complex="bold"/>
    </style:style>
    <style:style style:name="P3" style:family="paragraph" style:parent-style-name="Standard">
      <style:paragraph-properties fo:margin-left="0cm" fo:margin-right="0cm" fo:line-height="150%" fo:text-align="justify" style:justify-single-word="false" fo:text-indent="0cm" style:auto-text-indent="false"/>
      <style:text-properties officeooo:rsid="000ef16a" officeooo:paragraph-rsid="000ef16a"/>
    </style:style>
    <style:style style:name="P4" style:family="paragraph" style:parent-style-name="Standard">
      <style:paragraph-properties fo:margin-left="0cm" fo:margin-right="0cm" fo:line-height="150%" fo:text-align="justify" style:justify-single-word="false" fo:text-indent="0cm" style:auto-text-indent="false"/>
      <style:text-properties officeooo:rsid="000f8fed" officeooo:paragraph-rsid="000f8fed"/>
    </style:style>
    <style:style style:name="P5" style:family="paragraph" style:parent-style-name="Standard">
      <style:paragraph-properties fo:margin-left="0cm" fo:margin-right="0cm" fo:line-height="150%" fo:text-align="justify" style:justify-single-word="false" fo:text-indent="0cm" style:auto-text-indent="false"/>
      <style:text-properties officeooo:rsid="0010c612" officeooo:paragraph-rsid="0010c612"/>
    </style:style>
    <style:style style:name="P6" style:family="paragraph" style:parent-style-name="Standard">
      <style:paragraph-properties fo:margin-left="0cm" fo:margin-right="0cm" fo:line-height="150%" fo:text-align="justify" style:justify-single-word="false" fo:text-indent="0cm" style:auto-text-indent="false"/>
      <style:text-properties fo:font-style="italic" officeooo:rsid="0023e402" officeooo:paragraph-rsid="0023e402" style:font-style-asian="italic" style:font-style-complex="italic"/>
    </style:style>
    <style:style style:name="P7" style:family="paragraph" style:parent-style-name="Standard">
      <style:paragraph-properties fo:margin-left="0cm" fo:margin-right="0cm" fo:line-height="150%" fo:text-align="justify" style:justify-single-word="false" fo:text-indent="0cm" style:auto-text-indent="false"/>
      <style:text-properties fo:font-style="italic" style:text-underline-style="solid" style:text-underline-width="auto" style:text-underline-color="font-color" officeooo:rsid="0010c612" officeooo:paragraph-rsid="0010c612" style:font-style-asian="italic" style:font-style-complex="italic"/>
    </style:style>
    <style:style style:name="P8" style:family="paragraph" style:parent-style-name="Standard">
      <style:paragraph-properties fo:margin-left="0cm" fo:margin-right="0cm" fo:line-height="150%" fo:text-align="justify" style:justify-single-word="false" fo:text-indent="0cm" style:auto-text-indent="false"/>
      <style:text-properties fo:font-style="italic" style:text-underline-style="solid" style:text-underline-width="auto" style:text-underline-color="font-color" fo:font-weight="normal" officeooo:rsid="0010c612" officeooo:paragraph-rsid="0010c612" style:font-style-asian="italic" style:font-weight-asian="normal" style:font-style-complex="italic" style:font-weight-complex="normal"/>
    </style:style>
    <style:style style:name="P9" style:family="paragraph" style:parent-style-name="Standard">
      <style:paragraph-properties fo:margin-left="0cm" fo:margin-right="0cm" fo:line-height="150%" fo:text-align="justify" style:justify-single-word="false" fo:text-indent="0cm" style:auto-text-indent="false"/>
      <style:text-properties fo:font-style="italic" style:text-underline-style="none" fo:font-weight="normal" officeooo:rsid="002587c3" officeooo:paragraph-rsid="002587c3" style:font-style-asian="italic" style:font-weight-asian="normal" style:font-style-complex="italic" style:font-weight-complex="normal"/>
    </style:style>
    <style:style style:name="P10" style:family="paragraph" style:parent-style-name="Standard">
      <style:paragraph-properties fo:margin-left="0cm" fo:margin-right="0cm" fo:line-height="150%" fo:text-align="justify" style:justify-single-word="false" fo:text-indent="0cm" style:auto-text-indent="false"/>
      <style:text-properties officeooo:rsid="0012704a" officeooo:paragraph-rsid="0012704a"/>
    </style:style>
    <style:style style:name="P11" style:family="paragraph" style:parent-style-name="Standard">
      <style:paragraph-properties fo:margin-left="0cm" fo:margin-right="0cm" fo:line-height="150%" fo:text-align="justify" style:justify-single-word="false" fo:text-indent="0cm" style:auto-text-indent="false"/>
      <style:text-properties officeooo:rsid="0012704a" officeooo:paragraph-rsid="0016fe8d"/>
    </style:style>
    <style:style style:name="P12" style:family="paragraph" style:parent-style-name="Standard">
      <style:paragraph-properties fo:margin-left="0cm" fo:margin-right="0cm" fo:line-height="150%" fo:text-align="justify" style:justify-single-word="false" fo:text-indent="0cm" style:auto-text-indent="false"/>
      <style:text-properties officeooo:rsid="0012704a" officeooo:paragraph-rsid="001986dc"/>
    </style:style>
    <style:style style:name="P13" style:family="paragraph" style:parent-style-name="Standard">
      <style:paragraph-properties fo:margin-left="0cm" fo:margin-right="0cm" fo:line-height="150%" fo:text-align="justify" style:justify-single-word="false" fo:text-indent="0cm" style:auto-text-indent="false"/>
      <style:text-properties officeooo:rsid="0014f86b" officeooo:paragraph-rsid="0014f86b"/>
    </style:style>
    <style:style style:name="P14" style:family="paragraph" style:parent-style-name="Standard">
      <style:paragraph-properties fo:margin-left="0cm" fo:margin-right="0cm" fo:line-height="150%" fo:text-align="justify" style:justify-single-word="false" fo:text-indent="0cm" style:auto-text-indent="false"/>
      <style:text-properties officeooo:rsid="001bad10" officeooo:paragraph-rsid="001bad10"/>
    </style:style>
    <style:style style:name="P15" style:family="paragraph" style:parent-style-name="Standard">
      <style:paragraph-properties fo:margin-left="0cm" fo:margin-right="0cm" fo:line-height="150%" fo:text-align="justify" style:justify-single-word="false" fo:text-indent="0cm" style:auto-text-indent="false"/>
      <style:text-properties fo:font-style="normal" style:text-underline-style="none" fo:font-weight="normal" officeooo:rsid="001c628a" officeooo:paragraph-rsid="001c628a" style:font-style-asian="normal" style:font-weight-asian="normal" style:font-style-complex="normal" style:font-weight-complex="normal"/>
    </style:style>
    <style:style style:name="P16" style:family="paragraph" style:parent-style-name="Standard">
      <style:paragraph-properties fo:margin-left="0cm" fo:margin-right="0cm" fo:line-height="150%" fo:text-align="justify" style:justify-single-word="false" fo:text-indent="0cm" style:auto-text-indent="false"/>
      <style:text-properties fo:font-style="normal" style:text-underline-style="none" fo:font-weight="normal" officeooo:rsid="001c628a" officeooo:paragraph-rsid="001dce59" style:font-style-asian="normal" style:font-weight-asian="normal" style:font-style-complex="normal" style:font-weight-complex="normal"/>
    </style:style>
    <style:style style:name="P17" style:family="paragraph" style:parent-style-name="Standard">
      <style:paragraph-properties fo:margin-left="0cm" fo:margin-right="0cm" fo:line-height="150%" fo:text-align="justify" style:justify-single-word="false" fo:text-indent="0cm" style:auto-text-indent="false"/>
      <style:text-properties fo:font-style="normal" style:text-underline-style="none" fo:font-weight="normal" officeooo:rsid="001f4ae6" officeooo:paragraph-rsid="00206248" style:font-style-asian="normal" style:font-weight-asian="normal" style:font-style-complex="normal" style:font-weight-complex="normal"/>
    </style:style>
    <style:style style:name="P18" style:family="paragraph" style:parent-style-name="Standard">
      <style:paragraph-properties fo:margin-left="0cm" fo:margin-right="0cm" fo:line-height="150%" fo:text-align="justify" style:justify-single-word="false" fo:text-indent="0cm" style:auto-text-indent="false"/>
      <style:text-properties fo:font-style="normal" style:text-underline-style="none" fo:font-weight="normal" officeooo:rsid="00210cd1" officeooo:paragraph-rsid="00210cd1" style:font-style-asian="normal" style:font-weight-asian="normal" style:font-style-complex="normal" style:font-weight-complex="normal"/>
    </style:style>
    <style:style style:name="P19" style:family="paragraph" style:parent-style-name="Standard">
      <style:paragraph-properties fo:margin-left="0cm" fo:margin-right="0cm" fo:line-height="150%" fo:text-align="justify" style:justify-single-word="false" fo:text-indent="0cm" style:auto-text-indent="false"/>
      <style:text-properties fo:font-style="normal" style:text-underline-style="none" fo:font-weight="normal" officeooo:rsid="00229061" officeooo:paragraph-rsid="00229061" style:font-style-asian="normal" style:font-weight-asian="normal" style:font-style-complex="normal" style:font-weight-complex="normal"/>
    </style:style>
    <style:style style:name="T1" style:family="text">
      <style:text-properties officeooo:rsid="000f8fed"/>
    </style:style>
    <style:style style:name="T2" style:family="text">
      <style:text-properties officeooo:rsid="0010c612"/>
    </style:style>
    <style:style style:name="T3" style:family="text">
      <style:text-properties officeooo:rsid="00130f6d"/>
    </style:style>
    <style:style style:name="T4" style:family="text">
      <style:text-properties officeooo:rsid="00140f05"/>
    </style:style>
    <style:style style:name="T5" style:family="text">
      <style:text-properties officeooo:rsid="0016df42"/>
    </style:style>
    <style:style style:name="T6" style:family="text">
      <style:text-properties officeooo:rsid="0016e881"/>
    </style:style>
    <style:style style:name="T7" style:family="text">
      <style:text-properties officeooo:rsid="0016fe8d"/>
    </style:style>
    <style:style style:name="T8" style:family="text">
      <style:text-properties officeooo:rsid="001986dc"/>
    </style:style>
    <style:style style:name="T9" style:family="text">
      <style:text-properties officeooo:rsid="001b3c98"/>
    </style:style>
    <style:style style:name="T10" style:family="text">
      <style:text-properties officeooo:rsid="001dce59"/>
    </style:style>
    <style:style style:name="T11" style:family="text">
      <style:text-properties officeooo:rsid="00205557"/>
    </style:style>
    <style:style style:name="T12" style:family="text">
      <style:text-properties officeooo:rsid="00206248"/>
    </style:style>
    <style:style style:name="T13" style:family="text">
      <style:text-properties officeooo:rsid="00210cd1"/>
    </style:style>
    <style:style style:name="T14" style:family="text">
      <style:text-properties officeooo:rsid="002290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zene 10 – Lous tritt auf!</text:p>
      <text:p text:style-name="P1"/>
      <text:p text:style-name="P1">K scheint uns alle wieder eingefangen zu haben. Dabei sieht Sie etwas erschöpft aus.</text:p>
      <text:p text:style-name="P6">K standard</text:p>
      <text:p text:style-name="P1">K: *keuch. Puuh. So, schaut mal auf die Uhr. Wollt ihr was Essen.</text:p>
      <text:p text:style-name="P1">Collective: JAAA!</text:p>
      <text:p text:style-name="P3">Ich setzte mich einfach an den nächsten Tisch und wollte einen Apfel Essen, <text:span text:style-name="T1">den meine Mutter in kleine Ecken geschnitten hat,</text:span> als plötzlich…</text:p>
      <text:p text:style-name="P3">???: Hey! Was isst du da?</text:p>
      <text:p text:style-name="P6">L dealer</text:p>
      <text:p text:style-name="P3">Aufeinmal saß vor mir ein Junge in Lederjacke, <text:span text:style-name="T1">den ich vorher noch nicht gesehen habe</text:span>. <text:span text:style-name="T1">Seine Haare glänzten und er roch irgendwie komisch.</text:span></text:p>
      <text:p text:style-name="P4">P: Apfel. Glaub ich…</text:p>
      <text:p text:style-name="P4">P: Warte, wer bist du?</text:p>
      <text:p text:style-name="P4">L: Mein Name ist Louis. </text:p>
      <text:p text:style-name="P4">P: Wieso?</text:p>
      <text:p text:style-name="P4">L: Weil ich Louis heiß?</text:p>
      <text:p text:style-name="P4">P: Nein, wegen meinen Apfel.</text:p>
      <text:p text:style-name="P4">L: Ach so! Ich vertrage keine Süßigkeiten, mein Papa hat mir aber welche mitgegeben. Weil du am wenigsten Essen dabei hast, dachte ich mir du möchtest die mir vielleicht abkaufen.</text:p>
      <text:p text:style-name="P4">P: Aber Äpfel sind auch Süß!</text:p>
      <text:p text:style-name="P5">L: …</text:p>
      <text:p text:style-name="P5">P: Außerdem hab ich kein Geld.</text:p>
      <text:p text:style-name="P4">L: <text:span text:style-name="T2">Du bist neu hier oder?</text:span></text:p>
      <text:p text:style-name="P5">P: Ja. Wieso?</text:p>
      <text:p text:style-name="P5">L: Ich mag eigentlich einfach keine Erdnüsse, deswegen habe ich hier 3 Snackers. Du kannst die haben wenn du mir bis Freitags <text:span text:style-name="T3">zwei</text:span> Knappers mitbringst.</text:p>
      <text:p text:style-name="P5">P: Aber das ist doch unfair. Oder?</text:p>
      <text:p text:style-name="P5">L: <text:span text:style-name="T4">Knappers sind wirklich etwas größer</text:span>. <text:span text:style-name="T4">OK. Weil du neu bist, musst du mir nur 1 mitbringen. Ich mag keine Snackers, also hab ich gerade nichts.</text:span></text:p>
      <text:p text:style-name="P5">L: Also, was sagst du?</text:p>
      <text:p text:style-name="P5"/>
      <text:p text:style-name="P7">Deal:</text:p>
      <text:p text:style-name="P10">P: Gerne!</text:p>
      <text:p text:style-name="P10">Louis reicht mir die 3 Snackers.</text:p>
      <text:p text:style-name="P6"><text:soft-page-break/>L glücklich</text:p>
      <text:p text:style-name="P10">L: Und nicht vergessen, bis Freitag mir ein Knappers bringen. Ist nämlich mein Lieblingskeks.</text:p>
      <text:p text:style-name="P10">P: Knappers sind doch keine Kekse.</text:p>
      <text:p text:style-name="P13">Louis s<text:span text:style-name="T5">tarrte verdutzt auf mich.</text:span></text:p>
      <text:p text:style-name="P6">L wütend</text:p>
      <text:p text:style-name="P11">L: <text:span text:style-name="T6">NEIN! </text:span>Deswegen streite ich mich nicht nochmal!</text:p>
      <text:p text:style-name="P6">L dealer</text:p>
      <text:p text:style-name="P12"><text:span text:style-name="T7">L: Aber egal, falls du mal was zum Naschen brauchst, kannst du mich einfach ansprechen. Ich habe Freunde in der Schule und über die komme ich an fast alles, außer an Knappers weil es die in meinen Dorf nicht gibt.</text:span></text:p>
      <text:p text:style-name="P12"><text:span text:style-name="T8">P: OK.</text:span></text:p>
      <text:p text:style-name="P12"><text:span text:style-name="T9">L verschwand fast so schnell, wie er da war, als ich plötzlich etwas bemerkte.</text:span></text:p>
      <text:p text:style-name="P14">P: MIST!</text:p>
      <text:p text:style-name="P14">Wir hatten daheim keine Knappers, <text:span text:style-name="T14">das blieb mir für den Rest des Tages im Kopf stecken und ich konnte nicht mal meinen Apfel mehr richtig genießen.</text:span></text:p>
      <text:p text:style-name="P5"/>
      <text:p text:style-name="P8">No Deal:</text:p>
      <text:p text:style-name="P15">P: Meine Mama meint, man soll nicht mit irgendwelchen Leuten sich auf etwas langfristiges einlassen!</text:p>
      <text:p text:style-name="P15">L schaute verdutzt auf mich.</text:p>
      <text:p text:style-name="P9">L traurig</text:p>
      <text:p text:style-name="P15">L: Ääähm, was?</text:p>
      <text:p text:style-name="P15">P: Ich hab gerade keine Knappers und wenn ich die am Freitag mitbringen soll ist das doch etwas langfristiges.</text:p>
      <text:p text:style-name="P15">L: Ich… Ich glaube ja, aber…</text:p>
      <text:p text:style-name="P16">P: Also, nein ich will nichts von dir abkaufen.</text:p>
      <text:p text:style-name="P9">L Dealer</text:p>
      <text:p text:style-name="P16"><text:span text:style-name="T10">L: T-tauschen.</text:span></text:p>
      <text:p text:style-name="P16"><text:span text:style-name="T10">P: Egal.</text:span></text:p>
      <text:p text:style-name="P17">L: Schon gut, Schon gut! <text:s/>*<text:span text:style-name="T12">seufzt </text:span></text:p>
      <text:p text:style-name="P9">L traurig</text:p>
      <text:p text:style-name="P17"><text:span text:style-name="T12">L: </text:span>Aber hey, ic<text:span text:style-name="T12">h</text:span> kann dank meinen Freunden in der Schule eigentlich <text:span text:style-name="T11">fast </text:span>alle Süßigkeiten besorgen. <text:span text:style-name="T13">Wenn du es dir mal anders überlegst komm zu mir mit 2 Knappers.</text:span></text:p>
      <text:p text:style-name="P18">L ging beleidigt fort und alles was ich mir denken konnte war:</text:p>
      <text:p text:style-name="P18">P: Was ein komischer Kerl.</text:p>
      <text:p text:style-name="P19"><text:soft-page-break/>Aber ist ja egal, ich hatte ja meine leckeren, saftigen Apfelstückchen, die ich dann auch schön verspeißte.</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2T18:42:40.042000000</meta:creation-date>
    <dc:date>2018-12-12T21:00:32.316000000</dc:date>
    <meta:editing-duration>PT1H45M31S</meta:editing-duration>
    <meta:editing-cycles>22</meta:editing-cycles>
    <meta:generator>LibreOffice/6.1.2.1$Windows_X86_64 LibreOffice_project/65905a128db06ba48db947242809d14d3f9a93fe</meta:generator>
    <meta:document-statistic meta:table-count="0" meta:image-count="0" meta:object-count="0" meta:page-count="3" meta:paragraph-count="57" meta:word-count="502" meta:character-count="2777" meta:non-whitespace-character-count="2328"/>
  </office:meta>
</office:document-meta>
</file>